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0" style:parent-style-name="Graphics">
      <style:graphic-properties draw:fill="none" draw:stroke="none"/>
    </style:style>
    <style:style style:family="graphic" style:name="a336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35" draw:master-page-name="Master1-Layout7-blank-Blank" presentation:presentation-page-layout-name="Master1-PPL7" draw:id="Slide-256">
        <draw:frame draw:id="id63" draw:style-name="a336" draw:name="Picture 6" svg:x="1.78125in" svg:y="1.03646in" svg:width="6.4375in" svg:height="5.4270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37" draw:master-page-name="Master1-Layout7-blank-Blank" presentation:presentation-page-layout-name="Master1-PPL7" draw:id="Slide-257">
        <draw:frame draw:id="id64" draw:style-name="a338" draw:name="Picture 14" svg:x="1.30208in" svg:y="0.92708in" svg:width="7.39583in" svg:height="5.6458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39" draw:master-page-name="Master1-Layout7-blank-Blank" presentation:presentation-page-layout-name="Master1-PPL7" draw:id="Slide-258">
        <draw:frame draw:id="id65" draw:style-name="a340" draw:name="Picture 3" svg:x="2.77083in" svg:y="2.29167in" svg:width="4.45833in" svg:height="2.91667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5-02-03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5-02-03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5-02-03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5-02-03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5-02-03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5-02-03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5-02-03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5-02-03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5-02-03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5-02-03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5-02-03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5-02-03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5-02-01T18:29:20Z</meta:creation-date>
    <dc:date>2015-02-03T17:34:43Z</dc:date>
    <meta:template xlink:href="Default%20Theme" xlink:type="simple"/>
    <meta:editing-cycles>5</meta:editing-cycles>
    <meta:editing-duration>PT169296S</meta:editing-duration>
    <meta:document-statistic meta:paragraph-count="0" meta:word-count="0"/>
  </office:meta>
</office:document-meta>
</file>